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planet.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nge_variabl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>set_variable</text:p>
          </table:table-cell>
          <table:table-cell office:value-type="string">
            <text:p/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</table:table-row>
        <table:table-row>
          <table:table-cell office:value-type="string">
            <text:p/>
          </table:table-cell>
          <table:table-cell office:value-type="string">
            <text:p>check_variable</text:p>
          </table:table-cell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eck_artist_monuments</text:p>
          </table:table-cell>
          <table:table-cell office:value-type="string">
            <text:p>artist_monuments_built</text:p>
          </table:table-cell>
          <table:table-cell office:value-type="string">
            <text:p>&lt; 1</text:p>
          </table:table-cell>
          <table:table-cell office:value-type="string">
            <text:p>artist_monuments_built</text:p>
          </table:table-cell>
          <table:table-cell office:value-type="string">
            <text:p>1</text:p>
          </table:table-cell>
          <table:table-cell office:value-type="string">
            <text:p>artist_monuments_built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ubtract_artist_monumen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tist_monuments_built</text:p>
          </table:table-cell>
          <table:table-cell office:value-type="string">
            <text:p>-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3.6</meta:generator>
  </office:meta>
</office:document-meta>
</file>